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ataBinderFactory.createBinderInstance( @ Nullable Object target , String objectName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ataBinderFactory.initBinder( WebDataBinder dataBind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DataBinderFactory.createBinder( NativeWebRequest webRequest , @ Nullable Object target , String objec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ataBinderFactory.DefaultDataBinderFactory( @ Nullable WebBindingInitializer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